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deb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060394" officeooo:paragraph-rsid="00060394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094246" officeooo:paragraph-rsid="00094246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0d35f3" officeooo:paragraph-rsid="000f23c3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weight="normal" officeooo:rsid="0013472f" officeooo:paragraph-rsid="0013472f" style:font-weight-asian="normal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weight="normal" officeooo:rsid="0013472f" officeooo:paragraph-rsid="0019deb7" style:font-weight-asian="normal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weight="bold" officeooo:rsid="0012aaad" officeooo:paragraph-rsid="0012aaad" style:font-weight-asian="bold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weight="bold" officeooo:rsid="0013472f" officeooo:paragraph-rsid="00172b05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weight="bold" officeooo:rsid="0013472f" officeooo:paragraph-rsid="00186d11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rsid="0013472f" officeooo:paragraph-rsid="00162d9b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officeooo:rsid="0013472f" officeooo:paragraph-rsid="00172b05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158466" loext:opacity="100%" fo:font-weight="normal" officeooo:rsid="0013472f" officeooo:paragraph-rsid="0019deb7" style:font-weight-asian="normal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color="#158466" loext:opacity="100%" fo:font-weight="bold" officeooo:rsid="0013472f" officeooo:paragraph-rsid="0019deb7" style:font-weight-asian="bold" style:font-weight-complex="bold"/>
    </style:style>
    <style:style style:name="T1" style:family="text">
      <style:text-properties fo:color="#adbac7" loext:opacity="100%" style:font-name="apple-system" fo:font-size="12pt" fo:letter-spacing="normal" fo:font-style="italic" fo:font-weight="normal"/>
    </style:style>
    <style:style style:name="T2" style:family="text">
      <style:text-properties fo:color="#adbac7" loext:opacity="100%" style:font-name="apple-system" fo:font-size="12pt" fo:letter-spacing="normal" fo:font-style="italic" fo:font-weight="normal" officeooo:rsid="00054c17"/>
    </style:style>
    <style:style style:name="T3" style:family="text">
      <style:text-properties fo:color="#333333" loext:opacity="100%"/>
    </style:style>
    <style:style style:name="T4" style:family="text">
      <style:text-properties fo:color="#333333" loext:opacity="100%" officeooo:rsid="0014dd24"/>
    </style:style>
    <style:style style:name="T5" style:family="text">
      <style:text-properties fo:color="#333333" loext:opacity="100%" fo:font-weight="normal" style:font-weight-asian="normal" style:font-weight-complex="normal"/>
    </style:style>
    <style:style style:name="T6" style:family="text">
      <style:text-properties fo:color="#333333" loext:opacity="100%" fo:font-weight="normal" officeooo:rsid="00162d9b" style:font-weight-asian="normal" style:font-weight-complex="normal"/>
    </style:style>
    <style:style style:name="T7" style:family="text">
      <style:text-properties fo:color="#333333" loext:opacity="100%" fo:font-weight="normal" officeooo:rsid="0016e6db" style:font-weight-asian="normal" style:font-weight-complex="normal"/>
    </style:style>
    <style:style style:name="T8" style:family="text">
      <style:text-properties fo:color="#333333" loext:opacity="100%" fo:font-weight="normal" officeooo:rsid="0019deb7" style:font-weight-asian="normal" style:font-weight-complex="normal"/>
    </style:style>
    <style:style style:name="T9" style:family="text">
      <style:text-properties fo:color="#333333" loext:opacity="100%" fo:font-weight="normal" officeooo:rsid="001c8533" style:font-weight-asian="normal" style:font-weight-complex="normal"/>
    </style:style>
    <style:style style:name="T10" style:family="text">
      <style:text-properties fo:color="#333333" loext:opacity="100%" fo:font-weight="normal" officeooo:rsid="001e1573" style:font-weight-asian="normal" style:font-weight-complex="normal"/>
    </style:style>
    <style:style style:name="T11" style:family="text">
      <style:text-properties fo:color="#333333" loext:opacity="100%" fo:font-weight="normal" officeooo:rsid="001ecb9c" style:font-weight-asian="normal" style:font-weight-complex="normal"/>
    </style:style>
    <style:style style:name="T12" style:family="text">
      <style:text-properties fo:color="#333333" loext:opacity="100%" fo:font-weight="normal" officeooo:rsid="002186bd" style:font-weight-asian="normal" style:font-weight-complex="normal"/>
    </style:style>
    <style:style style:name="T13" style:family="text">
      <style:text-properties fo:color="#333333" loext:opacity="100%" officeooo:rsid="0019deb7"/>
    </style:style>
    <style:style style:name="T14" style:family="text">
      <style:text-properties fo:color="#333333" loext:opacity="100%" officeooo:rsid="001a3442"/>
    </style:style>
    <style:style style:name="T15" style:family="text">
      <style:text-properties fo:color="#333333" loext:opacity="100%" officeooo:rsid="0022d35d"/>
    </style:style>
    <style:style style:name="T16" style:family="text">
      <style:text-properties fo:color="#333333" loext:opacity="100%" officeooo:rsid="002302db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fo:font-weight="bold" style:font-weight-asian="bold" style:font-weight-complex="bold"/>
    </style:style>
    <style:style style:name="T19" style:family="text">
      <style:text-properties fo:color="#808080" loext:opacity="100%" officeooo:rsid="000d643b"/>
    </style:style>
    <style:style style:name="T20" style:family="text">
      <style:text-properties fo:color="#808080" loext:opacity="100%" officeooo:rsid="000f23c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62d9b" style:font-weight-asian="bold" style:font-weight-complex="bold"/>
    </style:style>
    <style:style style:name="T23" style:family="text">
      <style:text-properties fo:font-weight="normal" officeooo:rsid="00162d9b" style:font-weight-asian="normal" style:font-weight-complex="normal"/>
    </style:style>
    <style:style style:name="T24" style:family="text">
      <style:text-properties fo:color="#000000" loext:opacity="100%" fo:font-weight="normal" officeooo:rsid="002186bd" style:font-weight-asian="normal" style:font-weight-complex="normal"/>
    </style:style>
    <style:style style:name="T25" style:family="text">
      <style:text-properties fo:color="#000000" loext:opacity="100%" style:font-name="Inter" fo:font-size="12pt" fo:letter-spacing="normal" fo:font-style="italic" fo:font-weight="normal" officeooo:rsid="002186bd" loext:padding="0.049cm" loext:border="0.06pt solid #e1e5eb"/>
    </style:style>
    <style:style style:name="T26" style:family="text">
      <style:text-properties fo:color="#1c1c1c" loext:opacity="100%"/>
    </style:style>
    <style:style style:name="T27" style:family="text">
      <style:text-properties officeooo:rsid="0014dd24"/>
    </style:style>
    <style:style style:name="T28" style:family="text">
      <style:text-properties officeooo:rsid="00162d9b"/>
    </style:style>
    <style:style style:name="T29" style:family="text">
      <style:text-properties officeooo:rsid="00172b05"/>
    </style:style>
    <style:style style:name="T30" style:family="text">
      <style:text-properties fo:font-variant="normal" fo:text-transform="none" fo:color="#000000" loext:opacity="100%" style:font-name="Inter" fo:font-size="12pt" fo:letter-spacing="normal" fo:font-style="normal" fo:font-weight="normal" officeooo:rsid="002186bd"/>
    </style:style>
    <style:style style:name="T31" style:family="text">
      <style:text-properties fo:font-variant="normal" fo:text-transform="none" fo:color="#000000" loext:opacity="100%" style:font-name="Inter" fo:font-size="12pt" fo:letter-spacing="normal" fo:font-style="italic" fo:font-weight="normal" officeooo:rsid="002186bd" loext:padding="0.049cm" loext:border="0.06pt solid #e1e5eb"/>
    </style:style>
    <style:style style:name="T32" style:family="text">
      <style:text-properties officeooo:rsid="0022d35d"/>
    </style:style>
    <style:style style:name="T33" style:family="text">
      <style:text-properties officeooo:rsid="002302db"/>
    </style:style>
    <style:style style:name="T34" style:family="text">
      <style:text-properties officeooo:rsid="002604b2"/>
    </style:style>
    <style:style style:name="T35" style:family="text">
      <style:text-properties officeooo:rsid="002707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ção à Orientação a Objetos<text:tab/><text:tab/><text:tab/><text:tab/><text:tab/><text:tab/></text:span><text:span text:style-name="T2">09/02/2023</text:span><text:line-break/></text:p>
      <text:p text:style-name="P3"><text:span text:style-name="T18">CLASSE:</text:span> serve para determinar algo genérico;</text:p>
      <text:p text:style-name="P4">Uma classe é uma estrutura que abstrai um conjunto de objetos com características parecidas.</text:p>
      <text:p text:style-name="P5">Dentro da classe existem <text:span text:style-name="T17"><text:s/>ATRIBUTOS</text:span><text:span text:style-name="T19">(altura/massa)</text:span> e <text:span text:style-name="T17">MÉTODOS</text:span><text:span text:style-name="T19">(mensagem/</text:span><text:span text:style-name="T20">chorar</text:span><text:span text:style-name="T19">)</text:span><text:span text:style-name="T17">.</text:span></text:p>
      <text:p text:style-name="P5"/>
      <text:p text:style-name="P8">________________________PILARES DO POO:________________________</text:p>
      <text:p text:style-name="P6"><text:span text:style-name="T21"/></text:p>
      <text:p text:style-name="P6"><text:span text:style-name="T21">ABSTRAÇÃO: </text:span><text:span text:style-name="T26">n</text:span><text:span text:style-name="T3">ão preciso saber os detalhes de como tudo funciona. </text:span></text:p>
      <text:p text:style-name="P6"/>
      <text:p text:style-name="P7"><text:span text:style-name="T21">ENCAPSULAMENTO: </text:span><text:span text:style-name="T4">O</text:span><text:span text:style-name="T13">s atributos e métodos de uma classe não sejam visíveis para for</text:span><text:span text:style-name="T14">a </text:span><text:span text:style-name="T13">da classe, fazendo com que NÃO seja possível manipular, a não ser dentro da própria classe;</text:span></text:p>
      <text:p text:style-name="P7"><text:span text:style-name="T13"/></text:p>
      <text:p text:style-name="P2"><text:span text:style-name="T8">- </text:span><text:span text:style-name="T12">EXISTE os modificadores de atributos</text:span><text:span text:style-name="T24">: </text:span><text:span text:style-name="Emphasis"><text:span text:style-name="T25">public</text:span></text:span><text:span text:style-name="T30">, o</text:span><text:span text:style-name="Emphasis"><text:span text:style-name="T25">private</text:span></text:span><text:span text:style-name="T30">, o</text:span><text:span text:style-name="Emphasis"><text:span text:style-name="T25">protected</text:span></text:span><text:span text:style-name="Emphasis"><text:span text:style-name="T31"> </text:span></text:span><text:span text:style-name="T30">e o</text:span><text:span text:style-name="Emphasis"><text:span text:style-name="T25">readonly</text:span></text:span><text:span text:style-name="T30">.</text:span></text:p>
      <text:p text:style-name="P7"><text:span text:style-name="T4"/></text:p>
      <text:p text:style-name="P13"><text:span text:style-name="T27">- </text:span><text:span text:style-name="T32">Os atributos criados sem modificações são os públicos, </text:span><text:span text:style-name="T33">podendo ser acessados e modificados dentro ou fora da classe.</text:span></text:p>
      <text:p text:style-name="P13"/>
      <text:p text:style-name="P13">- <text:span text:style-name="T35">O</text:span><text:span text:style-name="T34"> modificados provate só pode ser lido e modificado dentro da classe</text:span></text:p>
      <text:p text:style-name="P13"/>
      <text:p text:style-name="P13">- <text:span text:style-name="T35">O modificador readonly pode ser lido em qualquer lugar, porem, só pode ser inicializado 1x no constructor</text:span></text:p>
      <text:p text:style-name="P7"><text:span text:style-name="T15"/></text:p>
      <text:p text:style-name="P14"><text:span text:style-name="T32">A depender da filosofia da linguagem que se utiliza, uma boa prática é deixar todos os atributos como privados e criar os getters e setters de acordo com a necessidade de cada atributo. Uma outra prática muito comum é o uso de um underline antes do nome de atributos privados.</text:span></text:p>
      <text:p text:style-name="P7"><text:span text:style-name="T15"/></text:p>
      <text:p text:style-name="P7"><text:span text:style-name="T15"/></text:p>
      <text:p text:style-name="P11"><text:span text:style-name="T22">HERANÇA:</text:span><text:span text:style-name="T6"> </text:span><text:span text:style-name="T9">Poder herdar atributos e métodos de uma classe para outra, consigo construir uma segunda classe herdando os atributos e métodos.</text:span></text:p>
      <text:p text:style-name="P11"><text:span text:style-name="T6"/></text:p>
      <text:p text:style-name="P11"><text:span text:style-name="T22">POLIMORFISMO:</text:span><text:span text:style-name="T7"> </text:span><text:span text:style-name="T10">Sobrescrita de uma método para que ele funcione de uma forma diferente.</text:span><text:span text:style-name="T11"> </text:span></text:p>
      <text:p text:style-name="P11"><text:span text:style-name="T7"/></text:p>
      <text:p text:style-name="P11"><text:span text:style-name="T7"/></text:p>
      <text:p text:style-name="P9"><text:span text:style-name="T28">___</text:span><text:span text:style-name="T23">____</text:span><text:span text:style-name="T28">_____________</text:span><text:span text:style-name="T29">SINTAXE GERAL ________________________</text:span></text:p>
      <text:p text:style-name="P12"><text:span text:style-name="T6"/></text:p>
      <text:p text:style-name="P10"><text:span text:style-name="T28">POLIMORFISMO:</text:span><text:span text:style-name="T5"> </text:span><text:span text:style-name="T7">permite dar opções diferentes ao chamarmos objetos de classes filhas diferentes da mesma classe superi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3:28:14.776765147</meta:creation-date>
    <dc:date>2023-02-09T16:12:36.985159557</dc:date>
    <meta:editing-duration>PT1H51M46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39" meta:character-count="1615" meta:non-whitespace-character-count="1383"/>
  </office:meta>
</office:document-meta>
</file>